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25-08-05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25-06-04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25-03-12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24-10-17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24-08-14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24-05-09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24-02-27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23-11-27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23-07-26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23-04-18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23-01-25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22-10-12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22-07-13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22-01-31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21-08-24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21-02-16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20-09-15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20-02-10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19-08-16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19-06-26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19-02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18-10-3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18-05-2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17-11-02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17-08-07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17-05-22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17-03-07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16-12-14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16-08-23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16-05-31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16-02-10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15-09-15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15-06-02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15-03-06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14-12-09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14-06-30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14-03-05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13-09-23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13-05-30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13-03-13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12-11-07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12-07-31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12-05-11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12-02-24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11-11-1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11-08-16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11-06-0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11-05-18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11-03-16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10-12-14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10-08-1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10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10-02-1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09-12-0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09-08-27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09-05-2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09-03-24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08-11-19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08-07-24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08-04-2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08-02-20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07-11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07-09-11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07-07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07-06-12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06-12-11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06-07-1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06-04-27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06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0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0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05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0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04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04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04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03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03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0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0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02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02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0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0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0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01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0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01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00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0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00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00-03-29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2000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9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8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8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6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6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5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5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5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5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4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4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4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4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4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3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3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3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3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3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3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2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2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2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2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2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2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1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1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1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1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1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1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0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0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0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90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9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9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9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9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9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8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8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8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8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7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7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7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6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6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6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6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5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5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5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5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5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5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4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4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4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4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4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4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3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3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3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3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2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2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2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2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1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1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1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1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425076105001</text:p>
          </table:table-cell>
          <table:table-cell office:value-type="string" calcext:value-type="string">
            <text:p>61D <text:s/>5 SOW 155</text:p>
          </table:table-cell>
          <table:table-cell office:value-type="string" calcext:value-type="string">
            <text:p>1980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04" meta:object-count="0"/>
    <meta:user-defined meta:name="AppVersion">3.0</meta:user-defined>
  </office:meta>
</office:document-meta>
</file>